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968cm" fo:min-width="1.151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ed1c24" draw:textarea-horizontal-align="justify" draw:textarea-vertical-align="middle" draw:auto-grow-height="false" fo:min-height="0.469cm" fo:min-width="0.416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ccbe00" draw:textarea-horizontal-align="justify" draw:textarea-vertical-align="middle" draw:auto-grow-height="false" fo:min-height="0.968cm" fo:min-width="1.099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968cm" fo:min-width="1.099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9.244cm"/>
    </style:style>
    <style:style style:name="gr6" style:family="graphic" style:parent-style-name="standard">
      <style:graphic-properties draw:stroke="none" svg:stroke-color="#000000" draw:fill="none" draw:fill-color="#ffffff" fo:min-height="6.4cm"/>
    </style:style>
    <style:style style:name="gr7" style:family="graphic" style:parent-style-name="standard">
      <style:graphic-properties draw:stroke="none" svg:stroke-color="#000000" draw:fill="none" draw:fill-color="#ffffff" fo:min-height="7.822cm"/>
    </style:style>
    <style:style style:name="gr8" style:family="graphic" style:parent-style-name="standard">
      <style:graphic-properties draw:stroke="none" svg:stroke-color="#000000" draw:fill="none" draw:fill-color="#ffffff" fo:min-height="12.088cm"/>
    </style:style>
    <style:style style:name="P1" style:family="paragraph">
      <style:paragraph-properties fo:text-align="center"/>
    </style:style>
    <style:style style:name="P2" style:family="paragraph">
      <loext:graphic-properties draw:fill-color="#ed1c24"/>
      <style:paragraph-properties fo:text-align="center"/>
    </style:style>
    <style:style style:name="P3" style:family="paragraph">
      <loext:graphic-properties draw:fill-color="#ccbe00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ed1c24" fo:font-weight="bold" style:font-weight-asian="bold" style:font-weight-complex="bold"/>
    </style:style>
    <style:style style:name="T4" style:family="text">
      <style:text-properties fo:color="#00a65d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51cm" svg:height="1.27cm" svg:x="1.635cm" svg:y="2.06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1.27cm" svg:x="1.635cm" svg:y="3.363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1.27cm" svg:x="1.635cm" svg:y="4.66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1.27cm" svg:x="1.635cm" svg:y="5.963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1.27cm" svg:x="1.635cm" svg:y="7.263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1.27cm" svg:x="1.635cm" svg:y="8.563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1.27cm" svg:x="1.635cm" svg:y="9.863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1.27cm" svg:x="1.635cm" svg:y="11.163cm">
          <text:p text:style-name="P1">H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67cm" svg:height="0.77cm" svg:x="1cm" svg:y="6.233cm">
          <text:p/>
          <draw:enhanced-geometry svg:viewBox="0 0 21600 21600" draw:text-areas="0 0 21600 21600" draw:type="pentagon-right" draw:modifiers="13611.570247933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.651cm" svg:height="1.27cm" svg:x="3.283cm" svg:y="2.063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3.283cm" svg:y="3.363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3.283cm" svg:y="4.663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3.283cm" svg:y="5.96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3.283cm" svg:y="7.263cm">
          <text:p text:style-name="P1">49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3.283cm" svg:y="8.563cm">
          <text:p text:style-name="P1">38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3.283cm" svg:y="9.863cm">
          <text:p text:style-name="P1">27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3.283cm" svg:y="11.163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1.138cm" svg:y="12.303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12.786cm" svg:y="12.303cm">
          <text:p text:style-name="P1">2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842cm" svg:height="9.494cm" svg:x="5.191cm" svg:y="1.944cm">
          <draw:text-box>
            <text:p><text:span text:style-name="T1">AD</text:span><text:span text:style-name="T1">D</text:span></text:p>
            <text:p><text:span text:style-name="T1"/></text:p>
            <text:p><text:span text:style-name="T2">Les</text:span><text:span text:style-name="T2">ser </text:span><text:span text:style-name="T2">: </text:span><text:span text:style-name="T2">ne</text:span><text:span text:style-name="T2">w </text:span><text:span text:style-name="T2">piv</text:span><text:span text:style-name="T2">ot</text:span><text:span text:style-name="T2"><text:line-break/></text:span><text:span text:style-name="T2"><text:line-break/></text:span><text:span text:style-name="T2">big</text:span><text:span text:style-name="T2">ger </text:span><text:span text:style-name="T2">: </text:span><text:span text:style-name="T2">not</text:span><text:span text:style-name="T2">hin</text:span><text:span text:style-name="T2">g</text:span></text:p>
            <text:p><text:span text:style-name="T2"/></text:p>
            <text:p><text:span text:style-name="T2">Up</text:span><text:span text:style-name="T2">dat</text:span><text:span text:style-name="T2">e </text:span><text:span text:style-name="T2">the </text:span><text:span text:style-name="T2">clo</text:span><text:span text:style-name="T2">cks</text:span><text:span text:style-name="T2">tam</text:span><text:span text:style-name="T2">p of </text:span><text:span text:style-name="T2">all </text:span><text:span text:style-name="T2">the </text:span><text:span text:style-name="T2">oth</text:span><text:span text:style-name="T2">er </text:span><text:span text:style-name="T2">nod</text:span><text:span text:style-name="T2">es</text:span></text:p>
            <text:p><text:span text:style-name="T2"/></text:p>
            <text:p><text:span text:style-name="T3">IT </text:span><text:span text:style-name="T3">WI</text:span><text:span text:style-name="T3">LL </text:span><text:span text:style-name="T3">NE</text:span><text:span text:style-name="T3">VE</text:span><text:span text:style-name="T3">R </text:span><text:span text:style-name="T3">HA</text:span><text:span text:style-name="T3">PP</text:span><text:span text:style-name="T3">EN </text:span><text:span text:style-name="T3">IN </text:span><text:span text:style-name="T3">OU</text:span><text:span text:style-name="T3">R </text:span><text:span text:style-name="T3">CA</text:span><text:span text:style-name="T3">SE</text:span></text:p>
          </draw:text-box>
        </draw:frame>
        <draw:custom-shape draw:style-name="gr4" draw:text-style-name="P1" draw:layer="layout" svg:width="1.651cm" svg:height="1.27cm" svg:x="11.134cm" svg:y="1.96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1.134cm" svg:y="3.263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1.134cm" svg:y="4.56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1.134cm" svg:y="5.863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1.134cm" svg:y="7.163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1.134cm" svg:y="8.463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1.134cm" svg:y="9.763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1.134cm" svg:y="11.063cm">
          <text:p text:style-name="P1">H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67cm" svg:height="0.77cm" svg:x="10.499cm" svg:y="12.533cm">
          <text:p/>
          <draw:enhanced-geometry svg:viewBox="0 0 21600 21600" draw:text-areas="0 0 21600 21600" draw:type="pentagon-right" draw:modifiers="13611.570247933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.651cm" svg:height="1.27cm" svg:x="12.782cm" svg:y="1.963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12.782cm" svg:y="3.263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12.782cm" svg:y="4.563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12.782cm" svg:y="5.86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12.782cm" svg:y="7.163cm">
          <text:p text:style-name="P1">49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12.782cm" svg:y="8.463cm">
          <text:p text:style-name="P1">38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12.782cm" svg:y="9.763cm">
          <text:p text:style-name="P1">27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12.782cm" svg:y="11.063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.606cm" svg:y="15.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.606cm" svg:y="16.6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.606cm" svg:y="17.9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.606cm" svg:y="19.2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.606cm" svg:y="20.5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.606cm" svg:y="21.8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.606cm" svg:y="23.1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.606cm" svg:y="24.4cm">
          <text:p text:style-name="P1">H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67cm" svg:height="0.77cm" svg:x="0.971cm" svg:y="19.47cm">
          <text:p/>
          <draw:enhanced-geometry svg:viewBox="0 0 21600 21600" draw:text-areas="0 0 21600 21600" draw:type="pentagon-right" draw:modifiers="13611.570247933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.651cm" svg:height="1.27cm" svg:x="3.254cm" svg:y="15.3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3.254cm" svg:y="16.6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3.254cm" svg:y="17.9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3.254cm" svg:y="19.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3.254cm" svg:y="20.5cm">
          <text:p text:style-name="P1">49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3.254cm" svg:y="21.8cm">
          <text:p text:style-name="P1">38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3.254cm" svg:y="23.1cm">
          <text:p text:style-name="P1">27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3.254cm" svg:y="24.4cm">
          <text:p text:style-name="P1">32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5.842cm" svg:height="6.65cm" svg:x="5.162cm" svg:y="15.181cm">
          <draw:text-box>
            <text:p><text:span text:style-name="T1">TIMEOUT</text:span></text:p>
            <text:p><text:span text:style-name="T1"/></text:p>
            <text:p><text:span text:style-name="T2">When deleting the minor by timeout, search the new minor while updating all values</text:span></text:p>
            <text:p><text:span text:style-name="T2"/></text:p>
            <text:p><text:span text:style-name="T4">COVERED</text:span></text:p>
          </draw:text-box>
        </draw:frame>
        <draw:custom-shape draw:style-name="gr4" draw:text-style-name="P1" draw:layer="layout" svg:width="1.651cm" svg:height="1.27cm" svg:x="11.105cm" svg:y="15.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1.105cm" svg:y="16.5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1.105cm" svg:y="17.8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1.105cm" svg:y="19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1.105cm" svg:y="20.3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1.105cm" svg:y="21.6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1.105cm" svg:y="22.9cm">
          <text:p text:style-name="P1">H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12.753cm" svg:y="15.2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12.753cm" svg:y="16.5cm">
          <text:p text:style-name="P1">26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12.753cm" svg:y="17.8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12.753cm" svg:y="19cm">
          <text:p text:style-name="P1">46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12.753cm" svg:y="20.3cm">
          <text:p text:style-name="P1">35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12.753cm" svg:y="21.6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12.753cm" svg:y="22.9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67cm" svg:height="0.77cm" svg:x="10.571cm" svg:y="15.371cm">
          <text:p/>
          <draw:enhanced-geometry svg:viewBox="0 0 21600 21600" draw:text-areas="0 0 21600 21600" draw:type="pentagon-right" draw:modifiers="13611.570247933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651cm" svg:height="1.27cm" svg:x="1.635cm" svg:y="27.30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.635cm" svg:y="28.603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.635cm" svg:y="29.90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.635cm" svg:y="31.203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.635cm" svg:y="32.503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.635cm" svg:y="33.803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.635cm" svg:y="35.103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.635cm" svg:y="36.403cm">
          <text:p text:style-name="P1">H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67cm" svg:height="0.77cm" svg:x="1cm" svg:y="31.473cm">
          <text:p/>
          <draw:enhanced-geometry svg:viewBox="0 0 21600 21600" draw:text-areas="0 0 21600 21600" draw:type="pentagon-right" draw:modifiers="13611.570247933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.651cm" svg:height="1.27cm" svg:x="3.283cm" svg:y="27.303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3.283cm" svg:y="28.603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3.283cm" svg:y="29.903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3.283cm" svg:y="31.20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3.283cm" svg:y="32.503cm">
          <text:p text:style-name="P1">49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3.283cm" svg:y="33.803cm">
          <text:p text:style-name="P1">38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3.283cm" svg:y="35.103cm">
          <text:p text:style-name="P1">27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3.283cm" svg:y="36.403cm">
          <text:p text:style-name="P1">32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5.207cm" svg:height="8.072cm" svg:x="5.191cm" svg:y="27.184cm">
          <draw:text-box>
            <text:p><text:span text:style-name="T1">REFRESH MINOR</text:span></text:p>
            <text:p><text:span text:style-name="T1"/></text:p>
            <text:p><text:span text:style-name="T2">When refreshing the value of the minor, search the new minor while updating all values</text:span></text:p>
            <text:p><text:span text:style-name="T2"/></text:p>
            <text:p><text:span text:style-name="T4">COVERED</text:span></text:p>
          </draw:text-box>
        </draw:frame>
        <draw:custom-shape draw:style-name="gr4" draw:text-style-name="P1" draw:layer="layout" svg:width="1.651cm" svg:height="1.27cm" svg:x="11.121cm" svg:y="31.217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12.769cm" svg:y="31.217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1.119cm" svg:y="27.3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1.119cm" svg:y="28.664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1.119cm" svg:y="29.9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1.122cm" svg:y="32.496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1.122cm" svg:y="33.796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1.122cm" svg:y="35.096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51cm" svg:height="1.27cm" svg:x="11.122cm" svg:y="36.396cm">
          <text:p text:style-name="P1">H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12.767cm" svg:y="27.364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12.767cm" svg:y="28.664cm">
          <text:p text:style-name="P1">26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12.767cm" svg:y="29.94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12.77cm" svg:y="32.496cm">
          <text:p text:style-name="P1">46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12.77cm" svg:y="33.796cm">
          <text:p text:style-name="P1">35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12.77cm" svg:y="35.096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27cm" svg:x="12.77cm" svg:y="36.396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67cm" svg:height="0.77cm" svg:x="10.585cm" svg:y="27.535cm">
          <text:p/>
          <draw:enhanced-geometry svg:viewBox="0 0 21600 21600" draw:text-areas="0 0 21600 21600" draw:type="pentagon-right" draw:modifiers="13611.570247933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8" draw:text-style-name="P4" draw:layer="layout" svg:width="17.018cm" svg:height="12.338cm" svg:x="1.381cm" svg:y="39.1cm">
          <draw:text-box>
            <text:p><text:span text:style-name="T1">Proof of correctness:</text:span></text:p>
            <text:p><text:span text:style-name="T1"/></text:p>
            <text:p><text:span text:style-name="T2">When adding a blind node (a node that’snt important for us, bigger than the minor) we are not interested in it’s value at all as the minor will lead the clockstamp.</text:span></text:p>
            <text:p><text:span text:style-name="T2"/></text:p>
            <text:p><text:span text:style-name="T2">When the minor become timeouted, we have to select a new minor to be the pivot, as we cannot determine the minimum stamp to continue.</text:span></text:p>
            <text:p><text:span text:style-name="T2"/></text:p>
            <text:p><text:span text:style-name="T2">When the minor are refreshed, we have to update the wasted time of the minor on all the other nodes.</text:span></text:p>
            <text:p><text:span text:style-name="T2"/></text:p>
            <text:p><text:span text:style-name="T2"/></text:p>
            <text:p><text:span text:style-name="T2">1 – Verification of activity on O(log(N))</text:span></text:p>
            <text:p><text:span text:style-name="T2">2 – Updating of nodes on amortized O(N)</text:span></text:p>
            <text:p><text:span text:style-name="T2">3 – Deletion of nodes on O(N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5T19:29:20.045556158</meta:creation-date>
    <dc:date>2018-03-06T15:48:36.654609014</dc:date>
    <meta:editing-duration>PT4H54M28S</meta:editing-duration>
    <meta:editing-cycles>25</meta:editing-cycles>
    <meta:generator>LibreOffice/5.4.2.2$Linux_X86_64 LibreOffice_project/22b09f6418e8c2d508a9eaf86b2399209b0990f4</meta:generator>
    <meta:document-statistic meta:object-count="106"/>
  </office:meta>
</office:document-meta>
</file>